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256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192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number-columns-repeated="2" table:default-cell-style-name="Default"/>
        <table:table-row table:style-name="ro2">
          <table:table-cell office:value-type="string">
            <text:p>Titel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total s</text:p>
          </table:table-cell>
          <table:table-cell office:value-type="string">
            <text:p>Done?</text:p>
          </table:table-cell>
          <table:table-cell/>
          <table:table-cell office:value-type="string">
            <text:p>Useful?</text:p>
          </table:table-cell>
          <table:table-cell table:number-columns-repeated="3"/>
        </table:table-row>
        <table:table-row table:style-name="ro3">
          <table:table-cell table:style-name="ce1" office:value-type="string">
            <text:p>Opening remarks – Yehuda Lindell</text:p>
          </table:table-cell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[.C2]*60+[.D2]+3600*[.B2]" office:value-type="float" office:value="573">
            <text:p>573</text:p>
          </table:table-cell>
          <table:table-cell office:value-type="float" office:value="1">
            <text:p>1</text:p>
          </table:table-cell>
          <table:table-cell table:formula="of:=[.F2]*[.E2]" office:value-type="float" office:value="573">
            <text:p>573</text:p>
          </table:table-cell>
          <table:table-cell office:value-type="float" office:value="1">
            <text:p>1</text:p>
          </table:table-cell>
          <table:table-cell table:formula="of:=[.H2]*[.E2]" office:value-type="float" office:value="573">
            <text:p>573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08RAPECJldE&amp;list=PLXF_IJaFk-9C4p3b2tK7H9a9axOm3EtjA&amp;index=2" xlink:type="simple">School overview - Dan Boneh</text:a></text:p>
          </table:table-cell>
          <table:table-cell/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[.C3]*60+[.D3]+3600*[.B3]" office:value-type="float" office:value="1538">
            <text:p>1538</text:p>
          </table:table-cell>
          <table:table-cell office:value-type="float" office:value="1">
            <text:p>1</text:p>
          </table:table-cell>
          <table:table-cell table:formula="of:=[.F3]*[.E3]" office:value-type="float" office:value="1538">
            <text:p>1538</text:p>
          </table:table-cell>
          <table:table-cell office:value-type="float" office:value="1">
            <text:p>1</text:p>
          </table:table-cell>
          <table:table-cell table:formula="of:=[.H3]*[.E3]" office:value-type="float" office:value="1538">
            <text:p>1538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t3JzdKE-Fhs&amp;list=PLXF_IJaFk-9C4p3b2tK7H9a9axOm3EtjA&amp;index=3" xlink:type="simple">The basics of elliptic curves - Nigel Smart</text:a>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formula="of:=[.C4]*60+[.D4]+3600*[.B4]" office:value-type="float" office:value="4828">
            <text:p>4828</text:p>
          </table:table-cell>
          <table:table-cell office:value-type="float" office:value="1">
            <text:p>1</text:p>
          </table:table-cell>
          <table:table-cell table:formula="of:=[.F4]*[.E4]" office:value-type="float" office:value="4828">
            <text:p>4828</text:p>
          </table:table-cell>
          <table:table-cell office:value-type="float" office:value="1">
            <text:p>1</text:p>
          </table:table-cell>
          <table:table-cell table:formula="of:=[.H4]*[.E4]" office:value-type="float" office:value="4828">
            <text:p>4828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vrhoOdAe-7A&amp;list=PLXF_IJaFk-9C4p3b2tK7H9a9axOm3EtjA&amp;index=4" xlink:type="simple">The Discrete Log Problem on Elliptic Curves - Nigel Smart</text:a>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formula="of:=[.C5]*60+[.D5]+3600*[.B5]" office:value-type="float" office:value="4528">
            <text:p>4528</text:p>
          </table:table-cell>
          <table:table-cell office:value-type="float" office:value="1">
            <text:p>1</text:p>
          </table:table-cell>
          <table:table-cell table:formula="of:=[.F5]*[.E5]" office:value-type="float" office:value="4528">
            <text:p>4528</text:p>
          </table:table-cell>
          <table:table-cell office:value-type="float" office:value="1">
            <text:p>1</text:p>
          </table:table-cell>
          <table:table-cell table:formula="of:=[.H5]*[.E5]" office:value-type="float" office:value="4528">
            <text:p>4528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1XuKmlQBfnY&amp;list=PLXF_IJaFk-9C4p3b2tK7H9a9axOm3EtjA&amp;index=5" xlink:type="simple">Applications of Elliptic Curves to Cryptography - Nigel Smart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[.C6]*60+[.D6]+3600*[.B6]" office:value-type="float" office:value="4473">
            <text:p>4473</text:p>
          </table:table-cell>
          <table:table-cell office:value-type="float" office:value="1">
            <text:p>1</text:p>
          </table:table-cell>
          <table:table-cell table:formula="of:=[.F6]*[.E6]" office:value-type="float" office:value="4473">
            <text:p>4473</text:p>
          </table:table-cell>
          <table:table-cell office:value-type="float" office:value="1">
            <text:p>1</text:p>
          </table:table-cell>
          <table:table-cell table:formula="of:=[.H6]*[.E6]" office:value-type="float" office:value="4473">
            <text:p>4473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Tt7cJnZDth0&amp;list=PLXF_IJaFk-9C4p3b2tK7H9a9axOm3EtjA&amp;index=7" xlink:type="simple">Identity-Based Encryption and Variants - Dan Boneh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[.C7]*60+[.D7]+3600*[.B7]" office:value-type="float" office:value="4485">
            <text:p>4485</text:p>
          </table:table-cell>
          <table:table-cell office:value-type="float" office:value="0.5">
            <text:p>0.5</text:p>
          </table:table-cell>
          <table:table-cell table:formula="of:=[.F7]*[.E7]" office:value-type="float" office:value="2242.5">
            <text:p>2242.5</text:p>
          </table:table-cell>
          <table:table-cell office:value-type="float" office:value="1">
            <text:p>1</text:p>
          </table:table-cell>
          <table:table-cell table:formula="of:=[.H7]*[.E7]" office:value-type="float" office:value="4485">
            <text:p>4485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89-1-JzNMpg&amp;list=PLXF_IJaFk-9C4p3b2tK7H9a9axOm3EtjA&amp;index=8" xlink:type="simple">Attribute-Based Encryption - Allison Bishop Lewko</text:a>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formula="of:=[.C8]*60+[.D8]+3600*[.B8]" office:value-type="float" office:value="6615">
            <text:p>6615</text:p>
          </table:table-cell>
          <table:table-cell office:value-type="float" office:value="0">
            <text:p>0</text:p>
          </table:table-cell>
          <table:table-cell table:formula="of:=[.F8]*[.E8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8]*[.E8]" office:value-type="float" office:value="6615">
            <text:p>6615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fyfw-Qk5PJI&amp;list=PLXF_IJaFk-9C4p3b2tK7H9a9axOm3EtjA&amp;index=9" xlink:type="simple">Broadcast encryption and traitor tracing - Dan Boneh</text:a></text:p>
          </table:table-cell>
          <table:table-cell/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formula="of:=[.C9]*60+[.D9]+3600*[.B9]" office:value-type="float" office:value="3572">
            <text:p>3572</text:p>
          </table:table-cell>
          <table:table-cell office:value-type="float" office:value="0">
            <text:p>0</text:p>
          </table:table-cell>
          <table:table-cell table:formula="of:=[.F9]*[.E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9]*[.E9]" office:value-type="float" office:value="3572">
            <text:p>3572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PrsF_17TTrU&amp;list=PLXF_IJaFk-9C4p3b2tK7H9a9axOm3EtjA&amp;index=10" xlink:type="simple">Functional Encryption - Allison Bishop Lewko</text:a></text:p>
          </table:table-cell>
          <table:table-cell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C10]*60+[.D10]+3600*[.B10]" office:value-type="float" office:value="3121">
            <text:p>3121</text:p>
          </table:table-cell>
          <table:table-cell/>
          <table:table-cell table:formula="of:=[.F10]*[.E10]" office:value-type="float" office:value="0">
            <text:p>0</text:p>
          </table:table-cell>
          <table:table-cell/>
          <table:table-cell table:formula="of:=[.H10]*[.E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BLqvqTjDZok&amp;list=PLXF_IJaFk-9C4p3b2tK7H9a9axOm3EtjA&amp;index=11" xlink:type="simple">Non-interactive Zero Knowledge - Jens Groth</text:a></text:p>
          </table:table-cell>
          <table:table-cell/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C11]*60+[.D11]+3600*[.B11]" office:value-type="float" office:value="2992">
            <text:p>2992</text:p>
          </table:table-cell>
          <table:table-cell/>
          <table:table-cell table:formula="of:=[.F11]*[.E11]" office:value-type="float" office:value="0">
            <text:p>0</text:p>
          </table:table-cell>
          <table:table-cell/>
          <table:table-cell table:formula="of:=[.H11]*[.E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HKi_QaKFJD0&amp;list=PLXF_IJaFk-9C4p3b2tK7H9a9axOm3EtjA&amp;index=12" xlink:type="simple">Non-Interactive Zero Knowledge from Pairings - Jens Groth</text:a>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formula="of:=[.C12]*60+[.D12]+3600*[.B12]" office:value-type="float" office:value="6808">
            <text:p>6808</text:p>
          </table:table-cell>
          <table:table-cell/>
          <table:table-cell table:formula="of:=[.F12]*[.E12]" office:value-type="float" office:value="0">
            <text:p>0</text:p>
          </table:table-cell>
          <table:table-cell/>
          <table:table-cell table:formula="of:=[.H12]*[.E1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KZGUqLfJZgo&amp;list=PLXF_IJaFk-9C4p3b2tK7H9a9axOm3EtjA&amp;index=13" xlink:type="simple">Anonymous Credentials and eCash - Anna Lysyanskaya</text:a>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C13]*60+[.D13]+3600*[.B13]" office:value-type="float" office:value="7339">
            <text:p>7339</text:p>
          </table:table-cell>
          <table:table-cell/>
          <table:table-cell table:formula="of:=[.F13]*[.E13]" office:value-type="float" office:value="0">
            <text:p>0</text:p>
          </table:table-cell>
          <table:table-cell/>
          <table:table-cell table:formula="of:=[.H13]*[.E1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2mK1XcXV3qg&amp;list=PLXF_IJaFk-9C4p3b2tK7H9a9axOm3EtjA&amp;index=14" xlink:type="simple">How Pairings Work - Florian Hess</text:a></text:p>
          </table:table-cell>
          <table:table-cell/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table:formula="of:=[.C14]*60+[.D14]+3600*[.B14]" office:value-type="float" office:value="3450">
            <text:p>3450</text:p>
          </table:table-cell>
          <table:table-cell office:value-type="float" office:value="0">
            <text:p>0</text:p>
          </table:table-cell>
          <table:table-cell table:formula="of:=[.F14]*[.E1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14]*[.E14]" office:value-type="float" office:value="3450">
            <text:p>34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a xlink:href="https://www.youtube.com/watch?v=ClnGVVWmHmU&amp;list=PLXF_IJaFk-9C4p3b2tK7H9a9axOm3EtjA&amp;index=15" xlink:type="simple">How Pairings Work - Florian Hess</text:a>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table:formula="of:=[.C15]*60+[.D15]+3600*[.B15]" office:value-type="float" office:value="5691">
            <text:p>5691</text:p>
          </table:table-cell>
          <table:table-cell office:value-type="float" office:value="0">
            <text:p>0</text:p>
          </table:table-cell>
          <table:table-cell table:formula="of:=[.F15]*[.E1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H15]*[.E15]" office:value-type="float" office:value="5691">
            <text:p>5691</text:p>
          </table:table-cell>
          <table:table-cell table:number-columns-repeated="2"/>
        </table:table-row>
        <table:table-row table:style-name="ro5">
          <table:table-cell table:number-columns-repeated="4"/>
          <table:table-cell table:formula="of:=SUM([.E2:.E15])" office:value-type="float" office:value="60013">
            <text:p>60013</text:p>
          </table:table-cell>
          <table:table-cell table:style-name="ce2" table:formula="of:=[.G16]/[.E16]" office:value-type="percentage" office:value="0.30297602186193">
            <text:p>30.30%</text:p>
          </table:table-cell>
          <table:table-cell table:formula="of:=SUM([.G2:.G15])" office:value-type="float" office:value="18182.5">
            <text:p>18182.5</text:p>
          </table:table-cell>
          <table:table-cell office:value-type="string">
            <text:p>of total</text:p>
          </table:table-cell>
          <table:table-cell table:formula="of:=SUM([.I2:.I15])" office:value-type="float" office:value="39753">
            <text:p>39753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2" table:formula="of:=[.G16]/[.I16]" office:value-type="percentage" office:value="0.457386863884487">
            <text:p>45.74%</text:p>
          </table:table-cell>
          <table:table-cell/>
          <table:table-cell office:value-type="string">
            <text:p>of useful</text:p>
          </table:table-cell>
          <table:table-cell table:number-columns-repeated="3"/>
        </table:table-row>
        <table:table-row table:style-name="ro5">
          <table:table-cell table:number-columns-repeated="5"/>
          <table:table-cell table:formula="of:=[.G16]" office:value-type="float" office:value="18182.5">
            <text:p>18182.5</text:p>
          </table:table-cell>
          <table:table-cell/>
          <table:table-cell office:value-type="string">
            <text:p>seconds</text:p>
          </table:table-cell>
          <table:table-cell table:number-columns-repeated="3"/>
        </table:table-row>
        <table:table-row table:style-name="ro5">
          <table:table-cell table:number-columns-repeated="5"/>
          <table:table-cell table:formula="of:=FLOOR([.F18]/3600;1)" office:value-type="float" office:value="5">
            <text:p>5</text:p>
          </table:table-cell>
          <table:table-cell/>
          <table:table-cell office:value-type="string">
            <text:p>hours</text:p>
          </table:table-cell>
          <table:table-cell/>
          <table:table-cell table:formula="of:=FLOOR([.F18]/60-60*[.F19];1)" office:value-type="float" office:value="3">
            <text:p>3</text:p>
          </table:table-cell>
          <table:table-cell office:value-type="string">
            <text:p>minutes</text:p>
          </table:table-cell>
        </table:table-row>
        <table:table-row table:style-name="ro5" table:number-rows-repeated="1048556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jn </meta:initial-creator>
    <meta:creation-date>2013-10-05T16:34:03</meta:creation-date>
    <dc:date>2013-10-07T14:49:40</dc:date>
    <dc:creator>Stijn </dc:creator>
    <meta:editing-duration>PT2H59M36S</meta:editing-duration>
    <meta:editing-cycles>4</meta:editing-cycles>
    <meta:generator>LibreOffice/3.5$Linux_x86 LibreOffice_project/350m1$Build-2</meta:generator>
    <meta:document-statistic meta:table-count="3" meta:cell-count="146" meta:object-count="0"/>
  </office:meta>
</office:document-meta>
</file>